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egoe-ui light" svg:font-family="'segoe-ui light', 'Segoe UI Light', 'Segoe WP'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segoe-ui ligh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icrosoft Flow</text:p>
      <text:p text:style-name="Standard"><text:a xlink:type="simple" xlink:href="https://docs.microsoft.com/en-us/flow/get-started-flow-dev" text:style-name="Internet_20_link" text:visited-style-name="Visited_20_Internet_20_Link">https://docs.microsoft.com/en-us/flow/get-started-flow-dev</text:a></text:p>
      <text:p text:style-name="Standard"/>
      <text:p text:style-name="Standard"/>
      <text:p text:style-name="Standard">Custom Connector from scratch</text:p>
      <text:p text:style-name="Standard"><text:a xlink:type="simple" xlink:href="https://docs.microsoft.com/en-us/connectors/custom-connectors/define-blank#update-general-details" text:style-name="Internet_20_link" text:visited-style-name="Visited_20_Internet_20_Link">https://docs.microsoft.com/en-us/connectors/custom-connectors/define-blank#update-general-details</text:a></text:p>
      <text:p text:style-name="Standard"/>
      <text:p text:style-name="Standard"/>
      <text:p text:style-name="Standard">Custom Connector from OpenAPI definition(Swagger)</text:p>
      <text:p text:style-name="Standard"><text:a xlink:type="simple" xlink:href="https://docs.microsoft.com/en-us/connectors/custom-connectors/define-openapi-definition" text:style-name="Internet_20_link" text:visited-style-name="Visited_20_Internet_20_Link">https://docs.microsoft.com/en-us/connectors/custom-connectors/define-openapi-definition</text:a></text:p>
      <text:p text:style-name="Standard"/>
      <text:p text:style-name="Standard"/>
      <text:p text:style-name="Standard">How to use custom connector in flow</text:p>
      <text:p text:style-name="Standard"><text:a xlink:type="simple" xlink:href="https://docs.microsoft.com/en-us/connectors/custom-connectors/use-custom-connector-flow" text:style-name="Internet_20_link" text:visited-style-name="Visited_20_Internet_20_Link">https://docs.microsoft.com/en-us/connectors/custom-connectors/use-custom-connector-flow</text:a></text:p>
      <text:p text:style-name="Standard"/>
      <text:p text:style-name="Standard"/>
      <text:p text:style-name="Standard">Create custom connector for a web api</text:p>
      <text:p text:style-name="Standard"><text:a xlink:type="simple" xlink:href="https://docs.microsoft.com/en-us/connectors/custom-connectors/create-web-api-connector" text:style-name="Internet_20_link" text:visited-style-name="Visited_20_Internet_20_Link">https://docs.microsoft.com/en-us/connectors/custom-connectors/create-web-api-connector</text:a></text:p>
      <text:p text:style-name="Standard"/>
      <text:p text:style-name="Standard"/>
      <text:p text:style-name="Standard"/>
      <text:p text:style-name="Standard"/>
      <text:p text:style-name="Standard"/>
      <text:p text:style-name="Standard">Follow the order</text:p>
      <text:p text:style-name="Standard"/>
      <text:p text:style-name="Standard"><text:s/><text:a xlink:type="simple" xlink:href="https://support.office.com/en-us/article/create-a-flow-for-a-list-or-library-in-sharepoint-online-or-onedrive-for-business-a9c3e03b-0654-46af-a254-20252e580d01" text:style-name="Internet_20_link" text:visited-style-name="Visited_20_Internet_20_Link">https://support.office.com/en-us/article/create-a-flow-for-a-list-or-library-in-sharepoint-online-or-onedrive-for-business-a9c3e03b-0654-46af-a254-20252e580d01</text:a></text:p>
      <text:p text:style-name="Standard"/>
      <text:p text:style-name="Standard"/>
      <text:p text:style-name="Standard"><text:a xlink:type="simple" xlink:href="https://dzone.com/articles/triggering-azure-functions-from-sharepoint-using-microsoft-flow" text:style-name="Internet_20_link" text:visited-style-name="Visited_20_Internet_20_Link">https://dzone.com/articles/triggering-azure-functions-from-sharepoint-using-microsoft-flow</text:a></text:p>
      <text:p text:style-name="Standard"/>
      <text:p text:style-name="Standard"/>
      <text:p text:style-name="Standard"><text:a xlink:type="simple" xlink:href="https://medium.com/plumsail/how-to-call-sharepoint-from-microsoft-flow-with-a-help-of-an-azure-function-a5740794341" text:style-name="Internet_20_link" text:visited-style-name="Visited_20_Internet_20_Link">https://medium.com/plumsail/how-to-call-sharepoint-from-microsoft-flow-with-a-help-of-an-azure-function-a5740794341</text:a></text:p>
      <text:p text:style-name="Standard"/>
      <text:p text:style-name="Standard"/>
      <text:p text:style-name="Standard"><text:a xlink:type="simple" xlink:href="https://auth0.com/blog/aspnet-core-apis-with-swagger-and-autorest/" text:style-name="Internet_20_link" text:visited-style-name="Visited_20_Internet_20_Link">https://auth0.com/blog/aspnet-core-apis-with-swagger-and-autorest/</text:a></text:p>
      <text:p text:style-name="Standard"/>
      <text:p text:style-name="Standard"/>
      <text:p text:style-name="Standard"><text:a xlink:type="simple" xlink:href="https://www.sharepointeurope.com/use-custom-webapi-microsoft-flow/" text:style-name="Internet_20_link" text:visited-style-name="Visited_20_Internet_20_Link">https://www.sharepointeurope.com/use-custom-webapi-microsoft-flow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egoe-ui light" svg:font-family="'segoe-ui light', 'Segoe UI Light', 'Segoe WP'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26M54S</meta:editing-duration>
    <meta:editing-cycles>11</meta:editing-cycles>
    <meta:generator>OpenOffice/4.1.3$Win32 OpenOffice.org_project/413m1$Build-9783</meta:generator>
    <dc:date>2018-05-15T11:14:23.28</dc:date>
    <meta:document-statistic meta:table-count="0" meta:image-count="0" meta:object-count="0" meta:page-count="1" meta:paragraph-count="16" meta:word-count="38" meta:character-count="1092"/>
    <meta:user-defined meta:name="Info 1"/>
    <meta:user-defined meta:name="Info 2"/>
    <meta:user-defined meta:name="Info 3"/>
    <meta:user-defined meta:name="Info 4"/>
  </office:meta>
</office:document-meta>
</file>